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36B0B8E2D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26C0000036B0B8E2DF9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26C0000036B0B8E2DF9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26C0000036B0B8E2DF9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26C0000036B0B8E2DF9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26C0000036B0B8E2DF9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26C0000036B0B8E2DF9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26C0000036B0B8E2DF9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26C0000036B0B8E2DF9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26C0000036B0B8E2D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0T11:41:19.761677502</dc:date>
    <meta:editing-duration>P2DT1H6M32S</meta:editing-duration>
    <meta:editing-cycles>15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